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A713271164A24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9.562cm" draw:z-index="0"><draw:image xlink:href="Pictures/100000000000078000000438DA713271164A24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7T09:59:57.417000000</meta:creation-date>
    <dc:date>2023-12-07T10:00:34.835000000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6.3$Windows_X86_64 LibreOffice_project/5896ab1714085361c45cf540f76f60673dd96a72</meta:generator>
  </office:meta>
</office:document-meta>
</file>